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Power of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Chapter Headings are h1<text:bookmark-end text:name="chapter-1"/></text:h>
      <text:p text:style-name="First_20_paragraph">git sta Start writing! :-)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The Power of Personal Data</dc:title>
    <dc:description/>
    <dc:subject/>
    <meta:keyword/>
    <meta:initial-creator>Alex Bowyer</meta:initial-creator>
    <dc:creator>Alex Bowyer</dc:creator>
    <meta:creation-date>2020-11-09T16:55:24Z</meta:creation-date>
    <dc:date>2020-11-09T16:55:24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